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f570b" officeooo:paragraph-rsid="000f570b"/>
    </style:style>
    <style:style style:name="P2" style:family="paragraph" style:parent-style-name="Heading_20_3">
      <style:paragraph-properties fo:margin-top="0in" fo:margin-bottom="0.1965in" style:contextual-spacing="false" style:writing-mode="lr-tb"/>
    </style:style>
    <style:style style:name="P3" style:family="paragraph" style:parent-style-name="Heading_20_3">
      <style:text-properties fo:font-weight="bold" style:font-weight-asian="bold" style:font-weight-complex="bold"/>
    </style:style>
    <style:style style:name="P4" style:family="paragraph" style:parent-style-name="Heading_20_4">
      <style:text-properties officeooo:rsid="000d6d18" officeooo:paragraph-rsid="000d6d18"/>
    </style:style>
    <style:style style:name="P5" style:family="paragraph" style:parent-style-name="Heading_20_4">
      <style:text-properties officeooo:rsid="000f570b" officeooo:paragraph-rsid="000f570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P8" style:family="paragraph" style:parent-style-name="Preformatted_20_Text">
      <style:text-properties officeooo:rsid="000f0bbf" officeooo:paragraph-rsid="000f0bbf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11" style:family="paragraph" style:parent-style-name="Preformatted_20_Text" style:list-style-name="L2">
      <style:text-properties officeooo:paragraph-rsid="00110325"/>
    </style:style>
    <style:style style:name="P12" style:family="paragraph" style:parent-style-name="Preformatted_20_Text" style:list-style-name="L2">
      <style:paragraph-properties fo:margin-top="0in" fo:margin-bottom="0.1965in" style:contextual-spacing="false" style:writing-mode="lr-tb"/>
      <style:text-properties officeooo:paragraph-rsid="00110325"/>
    </style:style>
    <style:style style:name="P13" style:family="paragraph" style:parent-style-name="Preformatted_20_Text">
      <style:paragraph-properties fo:margin-top="0in" fo:margin-bottom="0.1965in" style:contextual-spacing="false" style:writing-mode="lr-tb"/>
      <style:text-properties officeooo:paragraph-rsid="00110325"/>
    </style:style>
    <style:style style:name="P14" style:family="paragraph" style:parent-style-name="Preformatted_20_Text">
      <style:paragraph-properties fo:margin-top="0in" fo:margin-bottom="0.1965in" style:contextual-spacing="false" style:writing-mode="lr-tb"/>
      <style:text-properties officeooo:paragraph-rsid="0012df23"/>
    </style:style>
    <style:style style:name="P15" style:family="paragraph" style:parent-style-name="Standard">
      <style:text-properties officeooo:rsid="000d6d18" officeooo:paragraph-rsid="000d6d18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rsid="000f570b" officeooo:paragraph-rsid="000f570b" style:font-weight-asian="bold" style:font-weight-complex="bold"/>
    </style:style>
    <style:style style:name="P18" style:family="paragraph" style:parent-style-name="Standard">
      <style:text-properties officeooo:rsid="000e30a3" officeooo:paragraph-rsid="000e30a3"/>
    </style:style>
    <style:style style:name="P19" style:family="paragraph" style:parent-style-name="Standard">
      <style:text-properties officeooo:rsid="000f570b" officeooo:paragraph-rsid="000f570b"/>
    </style:style>
    <style:style style:name="P20" style:family="paragraph" style:parent-style-name="Standard">
      <style:text-properties fo:font-weight="normal" style:font-weight-asian="normal" style:font-weight-complex="normal"/>
    </style:style>
    <style:style style:name="P21" style:family="paragraph" style:parent-style-name="Standard">
      <style:text-properties fo:font-size="16pt" fo:font-weight="bold" officeooo:rsid="00162989" officeooo:paragraph-rsid="00162989" style:font-size-asian="16pt" style:font-weight-asian="bold" style:font-size-complex="16pt" style:font-weight-complex="bold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in" fo:margin-bottom="0in" style:contextual-spacing="false"/>
    </style:style>
    <style:style style:name="P24" style:family="paragraph" style:parent-style-name="Text_20_body">
      <style:text-properties officeooo:paragraph-rsid="000f0bbf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officeooo:paragraph-rsid="00110325"/>
    </style:style>
    <style:style style:name="T1" style:family="text">
      <style:text-properties officeooo:rsid="000f0bb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0bbf" style:font-weight-asian="normal" style:font-weight-complex="normal"/>
    </style:style>
    <style:style style:name="T4" style:family="text">
      <style:text-properties fo:font-weight="normal" officeooo:rsid="0012df23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df23" style:font-weight-asian="bold" style:font-weight-complex="bold"/>
    </style:style>
    <style:style style:name="T7" style:family="text">
      <style:text-properties fo:font-weight="bold" officeooo:rsid="001504d4" style:font-weight-asian="bold" style:font-weight-complex="bold"/>
    </style:style>
    <style:style style:name="T8" style:family="text">
      <style:text-properties officeooo:rsid="00110325"/>
    </style:style>
    <style:style style:name="T9" style:family="text">
      <style:text-properties officeooo:rsid="0012df2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JCL Test and Answers:</text:p>
      <text:p text:style-name="Standard"/>
      <text:p text:style-name="P16">1. Infrastructure as Code (IaC)</text:p>
      <text:p text:style-name="Standard"/>
      <text:p text:style-name="P17">Answer:</text:p>
      <text:p text:style-name="P19"/>
      <text:h text:style-name="P1" text:outline-level="3">Directory Structure for Modularization</text:h>
      <text:p text:style-name="Text_20_body">First, let's create a structure for the Terraform code to make it modular and reusable.</text:p>
      <text:p text:style-name="Text_20_body"/>
      <text:p text:style-name="Text_20_body">terraform/</text:p>
      <text:p text:style-name="Text_20_body">├── main.tf <text:s text:c="15"/># Root file to orchestrate modules</text:p>
      <text:p text:style-name="Text_20_body">├── outputs.tf <text:s text:c="12"/># Output information</text:p>
      <text:p text:style-name="Text_20_body">├── providers.tf <text:s text:c="10"/># Cloud provider configuration</text:p>
      <text:p text:style-name="Text_20_body">├── variables.tf <text:s text:c="10"/># Variable definitions</text:p>
      <text:p text:style-name="Text_20_body">├── modules/</text:p>
      <text:p text:style-name="Text_20_body">│ <text:s text:c="2"/>├── vpc/</text:p>
      <text:p text:style-name="Text_20_body">│ <text:s text:c="2"/>│ <text:s text:c="2"/>├── main.tf <text:s text:c="7"/># VPC resources</text:p>
      <text:p text:style-name="Text_20_body">│ <text:s text:c="2"/>│ <text:s text:c="2"/>├── variables.tf <text:s text:c="2"/># VPC variables</text:p>
      <text:p text:style-name="Text_20_body">│ <text:s text:c="2"/>│ <text:s text:c="2"/>└── outputs.tf <text:s text:c="4"/># VPC outputs</text:p>
      <text:p text:style-name="Text_20_body">│ <text:s text:c="2"/>├── ec2/</text:p>
      <text:p text:style-name="Text_20_body">│ <text:s text:c="2"/>│ <text:s text:c="2"/>├── main.tf <text:s text:c="7"/># EC2 resources</text:p>
      <text:p text:style-name="Text_20_body">│ <text:s text:c="2"/>│ <text:s text:c="2"/>├── variables.tf <text:s text:c="2"/># EC2 variables</text:p>
      <text:p text:style-name="Text_20_body">│ <text:s text:c="2"/>│ <text:s text:c="2"/>└── outputs.tf <text:s text:c="4"/># EC2 outputs</text:p>
      <text:p text:style-name="Text_20_body">│ <text:s text:c="2"/>├── rds/</text:p>
      <text:p text:style-name="Text_20_body">│ <text:s text:c="2"/>│ <text:s text:c="2"/>├── main.tf <text:s text:c="7"/># RDS resources</text:p>
      <text:p text:style-name="Text_20_body">│ <text:s text:c="2"/>│ <text:s text:c="2"/>├── variables.tf <text:s text:c="2"/># RDS variables</text:p>
      <text:p text:style-name="Text_20_body">│ <text:s text:c="2"/>│ <text:s text:c="2"/>└── outputs.tf <text:s text:c="4"/># RDS outputs</text:p>
      <text:p text:style-name="Text_20_body">│ <text:s text:c="2"/>└── s3/</text:p>
      <text:p text:style-name="Text_20_body">│ <text:s text:c="6"/>├── main.tf <text:s text:c="7"/># S3 resources</text:p>
      <text:p text:style-name="Text_20_body">│ <text:s text:c="6"/>├── variables.tf <text:s text:c="2"/># S3 variables</text:p>
      <text:p text:style-name="Text_20_body">│ <text:s text:c="6"/>└── outputs.tf <text:s text:c="4"/># S3 outputs</text:p>
      <text:p text:style-name="Text_20_body"/>
      <text:p text:style-name="P25">Step-by-Step Implementation</text:p>
      <text:p text:style-name="P25"/>
      <text:p text:style-name="P25"><text:soft-page-break/></text:p>
      <text:h text:style-name="P5" text:outline-level="4">1. <text:span text:style-name="Strong_20_Emphasis">Providers Setup (</text:span><text:span text:style-name="Strong_20_Emphasis"><text:span text:style-name="Source_20_Text">providers.tf</text:span></text:span><text:span text:style-name="Strong_20_Emphasis">)</text:span></text:h>
      <text:p text:style-name="Text_20_body">This file configures the AWS provider.</text:p>
      <text:p text:style-name="P19">provider "aws" {</text:p>
      <text:p text:style-name="P19"><text:s text:c="2"/>region = "us-east-1" <text:s/># will choose our preferred AWS region</text:p>
      <text:p text:style-name="P19">}</text:p>
      <text:p text:style-name="P19"/>
      <text:h text:style-name="P5" text:outline-level="4">2. <text:span text:style-name="Strong_20_Emphasis">Main File (</text:span><text:span text:style-name="Strong_20_Emphasis"><text:span text:style-name="Source_20_Text">main.tf</text:span></text:span><text:span text:style-name="Strong_20_Emphasis">)</text:span></text:h>
      <text:p text:style-name="Text_20_body">This file pulls all the modules together.</text:p>
      <text:p text:style-name="P19">module "vpc" {</text:p>
      <text:p text:style-name="P19"><text:s text:c="2"/>source = "./modules/vpc"</text:p>
      <text:p text:style-name="P19"><text:s text:c="2"/>cidr_block = "10.0.0.0/16"</text:p>
      <text:p text:style-name="P19"><text:s text:c="2"/>public_subnets = ["10.0.1.0/24"]</text:p>
      <text:p text:style-name="P19"><text:s text:c="2"/>private_subnets = ["10.0.2.0/24"]</text:p>
      <text:p text:style-name="P19">}</text:p>
      <text:p text:style-name="P19"/>
      <text:p text:style-name="P19">module "ec2" {</text:p>
      <text:p text:style-name="P19"><text:s text:c="2"/>source <text:s text:c="8"/>= "./modules/ec2"</text:p>
      <text:p text:style-name="P19"><text:s text:c="2"/>vpc_id <text:s text:c="8"/>= module.vpc.vpc_id</text:p>
      <text:p text:style-name="P19"><text:s text:c="2"/>public_subnet <text:s/>= module.vpc.public_subnets[0]</text:p>
      <text:p text:style-name="P19">}</text:p>
      <text:p text:style-name="P19"/>
      <text:p text:style-name="P19">module "rds" {</text:p>
      <text:p text:style-name="P19"><text:s text:c="2"/>source <text:s text:c="8"/>= "./modules/rds"</text:p>
      <text:p text:style-name="P19"><text:s text:c="2"/>vpc_id <text:s text:c="8"/>= module.vpc.vpc_id</text:p>
      <text:p text:style-name="P19"><text:s text:c="2"/>private_subnet = module.vpc.private_subnets[0]</text:p>
      <text:p text:style-name="P19">}</text:p>
      <text:p text:style-name="P19"/>
      <text:p text:style-name="P19">module "s3" {</text:p>
      <text:p text:style-name="P19"><text:s text:c="2"/>source = "./modules/s3"</text:p>
      <text:p text:style-name="P19"><text:s text:c="2"/>bucket_name = "application-logs-bucket"</text:p>
      <text:p text:style-name="P19">}</text:p>
      <text:p text:style-name="P19"/>
      <text:p text:style-name="P19"/>
      <text:p text:style-name="P19">3. <text:span text:style-name="Strong_20_Emphasis">VPC Module (</text:span><text:span text:style-name="Strong_20_Emphasis"><text:span text:style-name="Source_20_Text">modules/vpc/main.tf</text:span></text:span><text:span text:style-name="Strong_20_Emphasis">)</text:span></text:p>
      <text:p text:style-name="P19"><text:span text:style-name="Strong_20_Emphasis"/></text:p>
      <text:p text:style-name="P19"><text:span text:style-name="Strong_20_Emphasis"><text:span text:style-name="T2">resource "aws_vpc" "main" {</text:span></text:span></text:p>
      <text:p text:style-name="P19"><text:span text:style-name="Strong_20_Emphasis"><text:span text:style-name="T2"><text:s text:c="2"/>cidr_block = var.cidr_block</text:span></text:span></text:p>
      <text:p text:style-name="P19"><text:span text:style-name="Strong_20_Emphasis"><text:span text:style-name="T2">}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resource "aws_subnet" "public" {</text:span></text:span></text:p>
      <text:p text:style-name="P19"><text:span text:style-name="Strong_20_Emphasis"><text:span text:style-name="T2"><text:s text:c="2"/>count <text:s text:c="10"/>= length(var.public_subnets)</text:span></text:span></text:p>
      <text:p text:style-name="P19"><text:span text:style-name="Strong_20_Emphasis"><text:span text:style-name="T2"><text:s text:c="2"/>vpc_id <text:s text:c="9"/>= aws_vpc.main.id</text:span></text:span></text:p>
      <text:p text:style-name="P19"><text:span text:style-name="Strong_20_Emphasis"><text:span text:style-name="T2"><text:s text:c="2"/>cidr_block <text:s text:c="5"/>= var.public_subnets[count.index]</text:span></text:span></text:p>
      <text:p text:style-name="P19"><text:span text:style-name="Strong_20_Emphasis"><text:span text:style-name="T2"><text:s text:c="2"/>map_public_ip_on_launch = true</text:span></text:span></text:p>
      <text:p text:style-name="P19"><text:span text:style-name="Strong_20_Emphasis"><text:span text:style-name="T2">}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resource "aws_subnet" "private" {</text:span></text:span></text:p>
      <text:p text:style-name="P19"><text:soft-page-break/><text:span text:style-name="Strong_20_Emphasis"><text:span text:style-name="T2"><text:s text:c="2"/>count <text:s text:c="5"/>= length(var.private_subnets)</text:span></text:span></text:p>
      <text:p text:style-name="P19"><text:span text:style-name="Strong_20_Emphasis"><text:span text:style-name="T2"><text:s text:c="2"/>vpc_id <text:s text:c="4"/>= aws_vpc.main.id</text:span></text:span></text:p>
      <text:p text:style-name="P19"><text:span text:style-name="Strong_20_Emphasis"><text:span text:style-name="T2"><text:s text:c="2"/>cidr_block = var.private_subnets[count.index]</text:span></text:span></text:p>
      <text:p text:style-name="P19"><text:span text:style-name="Strong_20_Emphasis"><text:span text:style-name="T2">}</text:span></text:span></text:p>
      <text:p text:style-name="P19"><text:span text:style-name="Strong_20_Emphasis"/></text:p>
      <text:p text:style-name="P19"><text:span text:style-name="Strong_20_Emphasis">Variables for VPC (</text:span><text:span text:style-name="Strong_20_Emphasis"><text:span text:style-name="Source_20_Text">modules/vpc/variables.tf</text:span></text:span><text:span text:style-name="Strong_20_Emphasis">):</text:span></text:p>
      <text:p text:style-name="P19"><text:span text:style-name="Strong_20_Emphasis"/></text:p>
      <text:p text:style-name="P19"><text:span text:style-name="Strong_20_Emphasis"><text:span text:style-name="T2">variable "cidr_block" {</text:span></text:span></text:p>
      <text:p text:style-name="P19"><text:span text:style-name="Strong_20_Emphasis"><text:span text:style-name="T2"><text:s text:c="2"/>type = string</text:span></text:span></text:p>
      <text:p text:style-name="P19"><text:span text:style-name="Strong_20_Emphasis"><text:span text:style-name="T2">}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variable "public_subnets" {</text:span></text:span></text:p>
      <text:p text:style-name="P19"><text:span text:style-name="Strong_20_Emphasis"><text:span text:style-name="T2"><text:s text:c="2"/>type = list(string)</text:span></text:span></text:p>
      <text:p text:style-name="P19"><text:span text:style-name="Strong_20_Emphasis"><text:span text:style-name="T2">}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variable "private_subnets" {</text:span></text:span></text:p>
      <text:p text:style-name="P19"><text:span text:style-name="Strong_20_Emphasis"><text:span text:style-name="T2"><text:s text:c="2"/>type = list(string)</text:span></text:span></text:p>
      <text:p text:style-name="P19"><text:span text:style-name="Strong_20_Emphasis"><text:span text:style-name="T2">}</text:span></text:span></text:p>
      <text:p text:style-name="P19"><text:span text:style-name="Strong_20_Emphasis"><text:span text:style-name="T2"/></text:span></text:p>
      <text:p text:style-name="P19"><text:span text:style-name="Strong_20_Emphasis">Outputs for VPC (</text:span><text:span text:style-name="Strong_20_Emphasis"><text:span text:style-name="Source_20_Text">modules/vpc/outputs.tf</text:span></text:span><text:span text:style-name="Strong_20_Emphasis">):</text:span></text:p>
      <text:p text:style-name="P19"><text:span text:style-name="Strong_20_Emphasis"/></text:p>
      <text:p text:style-name="P19"><text:span text:style-name="Strong_20_Emphasis"><text:span text:style-name="T2">output "vpc_id" {</text:span></text:span></text:p>
      <text:p text:style-name="P19"><text:span text:style-name="Strong_20_Emphasis"><text:span text:style-name="T2"><text:s text:c="2"/>value = aws_vpc.main.id</text:span></text:span></text:p>
      <text:p text:style-name="P19"><text:span text:style-name="Strong_20_Emphasis"><text:span text:style-name="T2">}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output "public_subnets" {</text:span></text:span></text:p>
      <text:p text:style-name="P19"><text:span text:style-name="Strong_20_Emphasis"><text:span text:style-name="T2"><text:s text:c="2"/>value = aws_subnet.public[*].id</text:span></text:span></text:p>
      <text:p text:style-name="P19"><text:span text:style-name="Strong_20_Emphasis"><text:span text:style-name="T2">}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output "private_subnets" {</text:span></text:span></text:p>
      <text:p text:style-name="P19"><text:span text:style-name="Strong_20_Emphasis"><text:span text:style-name="T2"><text:s text:c="2"/>value = aws_subnet.private[*].id</text:span></text:span></text:p>
      <text:p text:style-name="P19"><text:span text:style-name="Strong_20_Emphasis"><text:span text:style-name="T2">}</text:span></text:span></text:p>
      <text:p text:style-name="P19"><text:span text:style-name="Strong_20_Emphasis"/></text:p>
      <text:p text:style-name="Standard">4. <text:span text:style-name="Strong_20_Emphasis">EC2 Module (</text:span><text:span text:style-name="Strong_20_Emphasis"><text:span text:style-name="Source_20_Text">modules/ec2/main.tf</text:span></text:span><text:span text:style-name="Strong_20_Emphasis">)</text:span></text:p>
      <text:p text:style-name="Standard"><text:span text:style-name="Strong_20_Emphasis"/></text:p>
      <text:p text:style-name="Standard"><text:span text:style-name="Strong_20_Emphasis"><text:span text:style-name="T2">resource "aws_security_group" "ec2_sg" {</text:span></text:span></text:p>
      <text:p text:style-name="Standard"><text:span text:style-name="Strong_20_Emphasis"><text:span text:style-name="T2"><text:s text:c="2"/>vpc_id = var.vpc_id</text:span></text:span></text:p>
      <text:p text:style-name="Standard"><text:span text:style-name="Strong_20_Emphasis"><text:span text:style-name="T2"><text:s text:c="2"/>ingress {</text:span></text:span></text:p>
      <text:p text:style-name="Standard"><text:span text:style-name="Strong_20_Emphasis"><text:span text:style-name="T2"><text:s text:c="4"/>from_port <text:s text:c="2"/>= 22</text:span></text:span></text:p>
      <text:p text:style-name="Standard"><text:span text:style-name="Strong_20_Emphasis"><text:span text:style-name="T2"><text:s text:c="4"/>to_port <text:s text:c="4"/>= 22</text:span></text:span></text:p>
      <text:p text:style-name="Standard"><text:span text:style-name="Strong_20_Emphasis"><text:span text:style-name="T2"><text:s text:c="4"/>protocol <text:s text:c="3"/>= "tcp"</text:span></text:span></text:p>
      <text:p text:style-name="Standard"><text:span text:style-name="Strong_20_Emphasis"><text:span text:style-name="T2"><text:s text:c="4"/>cidr_blocks = ["0.0.0.0/0"]</text:span></text:span></text:p>
      <text:p text:style-name="Standard"><text:span text:style-name="Strong_20_Emphasis"><text:span text:style-name="T2"><text:s text:c="2"/>}</text:span></text:span></text:p>
      <text:p text:style-name="Standard"><text:span text:style-name="Strong_20_Emphasis"><text:span text:style-name="T2"><text:s text:c="2"/>egress {</text:span></text:span></text:p>
      <text:p text:style-name="Standard"><text:span text:style-name="Strong_20_Emphasis"><text:span text:style-name="T2"><text:s text:c="4"/>from_port <text:s text:c="2"/>= 0</text:span></text:span></text:p>
      <text:p text:style-name="Standard"><text:span text:style-name="Strong_20_Emphasis"><text:span text:style-name="T2"><text:s text:c="4"/>to_port <text:s text:c="4"/>= 0</text:span></text:span></text:p>
      <text:p text:style-name="Standard"><text:span text:style-name="Strong_20_Emphasis"><text:span text:style-name="T2"><text:s text:c="4"/>protocol <text:s text:c="3"/>= "-1"</text:span></text:span></text:p>
      <text:p text:style-name="Standard"><text:span text:style-name="Strong_20_Emphasis"><text:span text:style-name="T2"><text:s text:c="4"/>cidr_blocks = ["0.0.0.0/0"]</text:span></text:span></text:p>
      <text:p text:style-name="Standard"><text:span text:style-name="Strong_20_Emphasis"><text:span text:style-name="T2"><text:s text:c="2"/>}</text:span></text:span></text:p>
      <text:p text:style-name="Standard"><text:span text:style-name="Strong_20_Emphasis"><text:span text:style-name="T2">}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resource "aws_instance" "web" {</text:span></text:span></text:p>
      <text:p text:style-name="Standard"><text:soft-page-break/><text:span text:style-name="Strong_20_Emphasis"><text:span text:style-name="T2"><text:s text:c="2"/>ami <text:s text:c="10"/>= "ami-0c55b159cbfafe1f0" <text:s/># Example AMI, choose one based on region</text:span></text:span></text:p>
      <text:p text:style-name="Standard"><text:span text:style-name="Strong_20_Emphasis"><text:span text:style-name="T2"><text:s text:c="2"/>instance_type = "t2.micro"</text:span></text:span></text:p>
      <text:p text:style-name="Standard"><text:span text:style-name="Strong_20_Emphasis"><text:span text:style-name="T2"><text:s text:c="2"/>subnet_id <text:s text:c="4"/>= var.public_subnet</text:span></text:span></text:p>
      <text:p text:style-name="Standard"><text:span text:style-name="Strong_20_Emphasis"><text:span text:style-name="T2"><text:s text:c="2"/>security_groups = [aws_security_group.ec2_sg.name]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<text:s text:c="2"/>tags = {</text:span></text:span></text:p>
      <text:p text:style-name="Standard"><text:span text:style-name="Strong_20_Emphasis"><text:span text:style-name="T2"><text:s text:c="4"/>Name = "WebServer"</text:span></text:span></text:p>
      <text:p text:style-name="Standard"><text:span text:style-name="Strong_20_Emphasis"><text:span text:style-name="T2"><text:s text:c="2"/>}</text:span></text:span></text:p>
      <text:p text:style-name="Standard"><text:span text:style-name="Strong_20_Emphasis"><text:span text:style-name="T2">}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5">Variables for EC2 (</text:span></text:span><text:span text:style-name="Strong_20_Emphasis"><text:span text:style-name="Source_20_Text"><text:span text:style-name="T5">modules/ec2/variables.tf</text:span></text:span></text:span><text:span text:style-name="Strong_20_Emphasis"><text:span text:style-name="T5">):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variable "vpc_id" {</text:span></text:span></text:p>
      <text:p text:style-name="Standard"><text:span text:style-name="Strong_20_Emphasis"><text:span text:style-name="T2"><text:s text:c="2"/>type = string</text:span></text:span></text:p>
      <text:p text:style-name="Standard"><text:span text:style-name="Strong_20_Emphasis"><text:span text:style-name="T2">}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variable "public_subnet" {</text:span></text:span></text:p>
      <text:p text:style-name="Standard"><text:span text:style-name="Strong_20_Emphasis"><text:span text:style-name="T2"><text:s text:c="2"/>type = string</text:span></text:span></text:p>
      <text:p text:style-name="Standard"><text:span text:style-name="Strong_20_Emphasis"><text:span text:style-name="T2">}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5">Outputs for EC2 (</text:span></text:span><text:span text:style-name="Strong_20_Emphasis"><text:span text:style-name="Source_20_Text"><text:span text:style-name="T5">modules/ec2/outputs.tf</text:span></text:span></text:span><text:span text:style-name="Strong_20_Emphasis"><text:span text:style-name="T5">):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output "instance_id" {</text:span></text:span></text:p>
      <text:p text:style-name="Standard"><text:span text:style-name="Strong_20_Emphasis"><text:span text:style-name="T2"><text:s text:c="2"/>value = aws_instance.web.id</text:span></text:span></text:p>
      <text:p text:style-name="Standard"><text:span text:style-name="Strong_20_Emphasis"><text:span text:style-name="T2">}</text:span></text:span></text:p>
      <text:p text:style-name="Standard"><text:span text:style-name="Strong_20_Emphasis"><text:span text:style-name="T2"/></text:span></text:p>
      <text:h text:style-name="Heading_20_4" text:outline-level="4"><text:span text:style-name="Strong_20_Emphasis"><text:span text:style-name="T2">5. </text:span></text:span><text:span text:style-name="Strong_20_Emphasis">RDS Module (</text:span><text:span text:style-name="Strong_20_Emphasis"><text:span text:style-name="Source_20_Text">modules/rds/main.tf</text:span></text:span><text:span text:style-name="Strong_20_Emphasis">)</text:span></text:h>
      <text:p text:style-name="Standard"><text:span text:style-name="Strong_20_Emphasis"><text:span text:style-name="T2">resource "aws_db_subnet_group" "rds_subnet_group" {</text:span></text:span></text:p>
      <text:p text:style-name="Standard"><text:span text:style-name="Strong_20_Emphasis"><text:span text:style-name="T2"><text:s text:c="2"/>name <text:s text:c="6"/>= "rds-subnet-group"</text:span></text:span></text:p>
      <text:p text:style-name="Standard"><text:span text:style-name="Strong_20_Emphasis"><text:span text:style-name="T2"><text:s text:c="2"/>subnet_ids = [var.private_subnet]</text:span></text:span></text:p>
      <text:p text:style-name="Standard"><text:span text:style-name="Strong_20_Emphasis"><text:span text:style-name="T2">}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resource "aws_db_instance" "rds" {</text:span></text:span></text:p>
      <text:p text:style-name="Standard"><text:span text:style-name="Strong_20_Emphasis"><text:span text:style-name="T2"><text:s text:c="2"/>identifier <text:s text:c="13"/>= "rds-instance"</text:span></text:span></text:p>
      <text:p text:style-name="Standard"><text:span text:style-name="Strong_20_Emphasis"><text:span text:style-name="T2"><text:s text:c="2"/>engine <text:s text:c="17"/>= "mysql"</text:span></text:span></text:p>
      <text:p text:style-name="Standard"><text:span text:style-name="Strong_20_Emphasis"><text:span text:style-name="T2"><text:s text:c="2"/>instance_class <text:s text:c="9"/>= "db.t2.micro"</text:span></text:span></text:p>
      <text:p text:style-name="Standard"><text:span text:style-name="Strong_20_Emphasis"><text:span text:style-name="T2"><text:s text:c="2"/>allocated_storage <text:s text:c="6"/>= 20</text:span></text:span></text:p>
      <text:p text:style-name="Standard"><text:span text:style-name="Strong_20_Emphasis"><text:span text:style-name="T2"><text:s text:c="2"/>name <text:s text:c="19"/>= "mydatabase"</text:span></text:span></text:p>
      <text:p text:style-name="Standard"><text:span text:style-name="Strong_20_Emphasis"><text:span text:style-name="T2"><text:s text:c="2"/>username <text:s text:c="15"/>= "admin"</text:span></text:span></text:p>
      <text:p text:style-name="Standard"><text:span text:style-name="Strong_20_Emphasis"><text:span text:style-name="T2"><text:s text:c="2"/>password <text:s text:c="15"/>= "password"</text:span></text:span></text:p>
      <text:p text:style-name="Standard"><text:span text:style-name="Strong_20_Emphasis"><text:span text:style-name="T2"><text:s text:c="2"/>db_subnet_group_name <text:s text:c="3"/>= aws_db_subnet_group.rds_subnet_group.name</text:span></text:span></text:p>
      <text:p text:style-name="Standard"><text:span text:style-name="Strong_20_Emphasis"><text:span text:style-name="T2"><text:s text:c="2"/>vpc_security_group_ids <text:s/>= [var.vpc_id]</text:span></text:span></text:p>
      <text:p text:style-name="Standard"><text:span text:style-name="Strong_20_Emphasis"><text:span text:style-name="T2">}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5">Variables for RDS (</text:span></text:span><text:span text:style-name="Strong_20_Emphasis"><text:span text:style-name="Source_20_Text"><text:span text:style-name="T5">modules/rds/variables.tf</text:span></text:span></text:span><text:span text:style-name="Strong_20_Emphasis"><text:span text:style-name="T5">):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variable "vpc_id" {</text:span></text:span></text:p>
      <text:p text:style-name="Standard"><text:span text:style-name="Strong_20_Emphasis"><text:span text:style-name="T2"><text:s text:c="2"/>type = string</text:span></text:span></text:p>
      <text:p text:style-name="Standard"><text:span text:style-name="Strong_20_Emphasis"><text:span text:style-name="T2">}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variable "private_subnet" {</text:span></text:span></text:p>
      <text:p text:style-name="Standard"><text:soft-page-break/><text:span text:style-name="Strong_20_Emphasis"><text:span text:style-name="T2"><text:s text:c="2"/>type = string</text:span></text:span></text:p>
      <text:p text:style-name="Standard"><text:span text:style-name="Strong_20_Emphasis"><text:span text:style-name="T2">}</text:span></text:span></text:p>
      <text:p text:style-name="Standard"><text:span text:style-name="Strong_20_Emphasis"><text:span text:style-name="T2"/></text:span></text:p>
      <text:p text:style-name="Text_20_body"><text:span text:style-name="Strong_20_Emphasis"><text:span text:style-name="T5">Outputs for RDS (</text:span></text:span><text:span text:style-name="Strong_20_Emphasis"><text:span text:style-name="Source_20_Text"><text:span text:style-name="T5">modules/rds/outputs.tf</text:span></text:span></text:span><text:span text:style-name="Strong_20_Emphasis"><text:span text:style-name="T5">):</text:span></text:span></text:p>
      <text:p text:style-name="Preformatted_20_Text"/>
      <text:p text:style-name="P6"><text:span text:style-name="Source_20_Text">output "rds_endpoint" {</text:span></text:p>
      <text:p text:style-name="P6"><text:span text:style-name="Source_20_Text"><text:s text:c="2"/>value = aws_db_instance.rds.endpoint</text:span></text:p>
      <text:p text:style-name="P7"><text:span text:style-name="Source_20_Text">}</text:span></text:p>
      <text:h text:style-name="Heading_20_4" text:outline-level="4"><text:span text:style-name="Strong_20_Emphasis"><text:span text:style-name="T2">6. </text:span></text:span><text:span text:style-name="Strong_20_Emphasis">S3 Module (</text:span><text:span text:style-name="Strong_20_Emphasis"><text:span text:style-name="Source_20_Text">modules/s3/main.tf</text:span></text:span><text:span text:style-name="Strong_20_Emphasis">)</text:span></text:h>
      <text:p text:style-name="Preformatted_20_Text"/>
      <text:p text:style-name="P6"><text:span text:style-name="Source_20_Text">resource "aws_s3_bucket" "log_bucket" {</text:span></text:p>
      <text:p text:style-name="P6"><text:span text:style-name="Source_20_Text"><text:s text:c="2"/>bucket = var.bucket_name</text:span></text:p>
      <text:p text:style-name="P6"/>
      <text:p text:style-name="P6"><text:span text:style-name="Source_20_Text"><text:s text:c="2"/>tags = {</text:span></text:p>
      <text:p text:style-name="P6"><text:span text:style-name="Source_20_Text"><text:s text:c="4"/>Name = "ApplicationLogs"</text:span></text:p>
      <text:p text:style-name="P6"><text:span text:style-name="Source_20_Text"><text:s text:c="2"/>}</text:span></text:p>
      <text:p text:style-name="P7"><text:span text:style-name="Source_20_Text">}</text:span></text:p>
      <text:p text:style-name="Text_20_body"><text:span text:style-name="T5">Variables for S3 (</text:span><text:span text:style-name="Source_20_Text"><text:span text:style-name="T5">modules/s3/variables.tf</text:span></text:span><text:span text:style-name="T5">):</text:span></text:p>
      <text:p text:style-name="Preformatted_20_Text"/>
      <text:p text:style-name="P6"><text:span text:style-name="Source_20_Text">variable "bucket_name" {</text:span></text:p>
      <text:p text:style-name="P6"><text:span text:style-name="Source_20_Text"><text:s text:c="2"/>type = string</text:span></text:p>
      <text:p text:style-name="P7"><text:span text:style-name="Source_20_Text">}</text:span></text:p>
      <text:p text:style-name="Text_20_body"><text:span text:style-name="T5">Outputs for S3 (</text:span><text:span text:style-name="Source_20_Text"><text:span text:style-name="T5">modules/s3/outputs.tf</text:span></text:span><text:span text:style-name="T5">):</text:span></text:p>
      <text:p text:style-name="Preformatted_20_Text"/>
      <text:p text:style-name="P6"><text:span text:style-name="Source_20_Text">output "bucket_name" {</text:span></text:p>
      <text:p text:style-name="P6"><text:span text:style-name="Source_20_Text"><text:s text:c="2"/>value = aws_s3_bucket.log_bucket.id</text:span></text:p>
      <text:p text:style-name="P7"><text:span text:style-name="Source_20_Text">}</text:span></text:p>
      <text:p text:style-name="P7"><text:span text:style-name="Strong_20_Emphasis"><text:span text:style-name="T2"/></text:span></text:p>
      <text:h text:style-name="P2" text:outline-level="3"><text:span text:style-name="Strong_20_Emphasis"><text:span text:style-name="T5">Running the Script</text:span></text:span></text:h>
      <text:list xml:id="list2213475216" text:style-name="L2">
        <text:list-item>
          <text:p text:style-name="P26"><text:span text:style-name="Strong_20_Emphasis">Initialize Terraform</text:span>: In the root directory, run:</text:p>
          <text:p text:style-name="P9"/>
          <text:p text:style-name="P10"><text:span text:style-name="Source_20_Text">terraform init</text:span></text:p>
        </text:list-item>
        <text:list-item>
          <text:p text:style-name="P26"><text:span text:style-name="Strong_20_Emphasis"><text:span text:style-name="T8">Plan </text:span></text:span><text:span text:style-name="Strong_20_Emphasis">the Configuration</text:span>:</text:p>
          <text:p text:style-name="P9"/>
          <text:p text:style-name="P10"><text:span text:style-name="Source_20_Text">terraform </text:span><text:span text:style-name="Source_20_Text"><text:span text:style-name="T8">plan</text:span></text:span></text:p>
        </text:list-item>
        <text:list-item>
          <text:p text:style-name="P27"><text:span text:style-name="Strong_20_Emphasis">Apply the Configuration</text:span>:</text:p>
          <text:p text:style-name="P11"/>
          <text:p text:style-name="P12"><text:span text:style-name="Source_20_Text"><text:span text:style-name="T2">terraform apply</text:span></text:span></text:p>
        </text:list-item>
      </text:list>
      <text:p text:style-name="P13"><text:span text:style-name="Source_20_Text"><text:span text:style-name="T2">************************************************************************</text:span></text:span></text:p>
      <text:p text:style-name="P14"><text:span text:style-name="Source_20_Text"><text:span text:style-name="T6">2. CI/CD PIPELINE </text:span></text:span><text:span text:style-name="Source_20_Text"><text:span text:style-name="T7">using Git Hub Actions</text:span></text:span></text:p>
      <text:p text:style-name="P14"><text:span text:style-name="Source_20_Text"><text:span text:style-name="T4">Answer:</text:span></text:span></text:p>
      <text:p text:style-name="P14"><text:soft-page-break/><text:span text:style-name="Source_20_Text"><text:span text:style-name="T4">Code:</text:span></text:span></text:p>
      <text:p text:style-name="P14">name: AJCL CICD PIPELINE</text:p>
      <text:p text:style-name="P14"/>
      <text:p text:style-name="P14">on:</text:p>
      <text:p text:style-name="P14"><text:s text:c="2"/>push:</text:p>
      <text:p text:style-name="P14"><text:s text:c="4"/>branches:</text:p>
      <text:p text:style-name="P14"><text:s text:c="6"/>- ajcl <text:s/># Trigger on push to the ajcl branch</text:p>
      <text:p text:style-name="P14"/>
      <text:p text:style-name="P14">jobs:</text:p>
      <text:p text:style-name="P14"><text:s text:c="2"/>build:</text:p>
      <text:p text:style-name="P14"><text:s text:c="4"/>name: Build Application</text:p>
      <text:p text:style-name="P14"><text:s text:c="4"/>runs-on: ubuntu-latest</text:p>
      <text:p text:style-name="P14"/>
      <text:p text:style-name="P14"><text:s text:c="4"/>steps:</text:p>
      <text:p text:style-name="P14"><text:s text:c="6"/>- name: Checkout code</text:p>
      <text:p text:style-name="P14"><text:s text:c="8"/>uses: actions/checkout@v2</text:p>
      <text:p text:style-name="P14"/>
      <text:p text:style-name="P14"><text:s text:c="6"/>- name: Set up Node.js</text:p>
      <text:p text:style-name="P14"><text:s text:c="8"/>uses: actions/setup-node@v2</text:p>
      <text:p text:style-name="P14"><text:s text:c="8"/>with:</text:p>
      <text:p text:style-name="P14"><text:s text:c="10"/>node-version: '18'</text:p>
      <text:p text:style-name="P14"/>
      <text:p text:style-name="P14"><text:s text:c="6"/>- name: Install Dependencies</text:p>
      <text:p text:style-name="P14"><text:s text:c="8"/>run: |</text:p>
      <text:p text:style-name="P14"><text:s text:c="10"/>npm install</text:p>
      <text:p text:style-name="P14"/>
      <text:p text:style-name="P14"><text:s text:c="6"/>- name: Build Frontend</text:p>
      <text:p text:style-name="P14"><text:s text:c="8"/>run: |</text:p>
      <text:p text:style-name="P14"><text:s text:c="10"/>npm run build</text:p>
      <text:p text:style-name="P14"><text:soft-page-break/></text:p>
      <text:p text:style-name="P14"><text:s text:c="6"/>- name: Run Backend Build (Docker)</text:p>
      <text:p text:style-name="P14"><text:s text:c="8"/>run: |</text:p>
      <text:p text:style-name="P14"><text:s text:c="10"/>docker build -t ajcl-app:latest .</text:p>
      <text:p text:style-name="P14"/>
      <text:p text:style-name="P14"><text:s text:c="2"/>test:</text:p>
      <text:p text:style-name="P14"><text:s text:c="4"/>name: Run Tests</text:p>
      <text:p text:style-name="P14"><text:s text:c="4"/>runs-on: ubuntu-latest</text:p>
      <text:p text:style-name="P14"><text:s text:c="4"/>needs: build</text:p>
      <text:p text:style-name="P14"/>
      <text:p text:style-name="P14"><text:s text:c="4"/>steps:</text:p>
      <text:p text:style-name="P14"><text:s text:c="6"/>- name: Checkout code</text:p>
      <text:p text:style-name="P14"><text:s text:c="8"/>uses: actions/checkout@v2</text:p>
      <text:p text:style-name="P14"/>
      <text:p text:style-name="P14"><text:s text:c="6"/>- name: Run Unit and Integration Tests</text:p>
      <text:p text:style-name="P14"><text:s text:c="8"/>run: |</text:p>
      <text:p text:style-name="P14"><text:s text:c="10"/>npm test</text:p>
      <text:p text:style-name="P14"><text:s text:c="10"/>docker-compose -f docker-compose.test.yml up --abort-on-container-exit</text:p>
      <text:p text:style-name="P14"/>
      <text:p text:style-name="P14"><text:s text:c="2"/>deploy_staging:</text:p>
      <text:p text:style-name="P14"><text:s text:c="4"/>name: Deploy to Staging</text:p>
      <text:p text:style-name="P14"><text:s text:c="4"/>runs-on: ubuntu-latest</text:p>
      <text:p text:style-name="P14"><text:s text:c="4"/>needs: test</text:p>
      <text:p text:style-name="P14"/>
      <text:p text:style-name="P14"><text:s text:c="4"/>steps:</text:p>
      <text:p text:style-name="P14"><text:s text:c="6"/>- name: Checkout code</text:p>
      <text:p text:style-name="P14"><text:s text:c="8"/>uses: actions/checkout@v2</text:p>
      <text:p text:style-name="P14"/>
      <text:p text:style-name="P14"><text:s text:c="6"/>- name: Start SSH agent and add key</text:p>
      <text:p text:style-name="P14"><text:soft-page-break/><text:s text:c="8"/>uses: webfactory/ssh-agent@v0.5.3</text:p>
      <text:p text:style-name="P14"><text:s text:c="8"/>with:</text:p>
      <text:p text:style-name="P14"><text:s text:c="10"/>ssh-private-key: ${{ secrets.EC2_SSH_PRIVATE_KEY }}</text:p>
      <text:p text:style-name="P14"/>
      <text:p text:style-name="P14"><text:s text:c="6"/>- name: Deploy to Staging</text:p>
      <text:p text:style-name="P14"><text:s text:c="8"/>run: |</text:p>
      <text:p text:style-name="P14"><text:s text:c="10"/>ssh -o StrictHostKeyChecking=no -i private_key -p 2221 ubuntu@xxxxxxx '</text:p>
      <text:p text:style-name="P14"><text:s text:c="12"/>docker-compose down</text:p>
      <text:p text:style-name="P14"><text:s text:c="12"/>docker-compose up -d</text:p>
      <text:p text:style-name="P14"><text:s text:c="10"/>'</text:p>
      <text:p text:style-name="P14"/>
      <text:p text:style-name="P14"><text:s text:c="2"/>approve_production:</text:p>
      <text:p text:style-name="P14"><text:s text:c="4"/>name: Manual Approval for Production</text:p>
      <text:p text:style-name="P14"><text:s text:c="4"/>runs-on: ubuntu-latest</text:p>
      <text:p text:style-name="P14"><text:s text:c="4"/>needs: deploy_staging</text:p>
      <text:p text:style-name="P14"/>
      <text:p text:style-name="P14"><text:s text:c="4"/>steps:</text:p>
      <text:p text:style-name="P14"><text:s text:c="6"/>- name: Wait for Manual Approval</text:p>
      <text:p text:style-name="P14"><text:s text:c="8"/>uses: hmarr/auto-approve-action@v2</text:p>
      <text:p text:style-name="P14"><text:s text:c="8"/>with:</text:p>
      <text:p text:style-name="P14"><text:s text:c="10"/>github-token: ${{ secrets.GITHUB_TOKEN }}</text:p>
      <text:p text:style-name="P14"><text:s text:c="8"/>if: github.event.inputs.approved == 'true'</text:p>
      <text:p text:style-name="P14"/>
      <text:p text:style-name="P14"><text:s text:c="2"/>deploy_production:</text:p>
      <text:p text:style-name="P14"><text:s text:c="4"/>name: Deploy to Production</text:p>
      <text:p text:style-name="P14"><text:s text:c="4"/>runs-on: ubuntu-latest</text:p>
      <text:p text:style-name="P14"><text:s text:c="4"/>needs: approve_production</text:p>
      <text:p text:style-name="P14"/>
      <text:p text:style-name="P14"><text:soft-page-break/><text:s text:c="4"/>steps:</text:p>
      <text:p text:style-name="P14"><text:s text:c="6"/>- name: Checkout code</text:p>
      <text:p text:style-name="P14"><text:s text:c="8"/>uses: actions/checkout@v2</text:p>
      <text:p text:style-name="P14"/>
      <text:p text:style-name="P14"><text:s text:c="6"/>- name: Start SSH agent and add key</text:p>
      <text:p text:style-name="P14"><text:s text:c="8"/>uses: webfactory/ssh-agent@v0.5.3</text:p>
      <text:p text:style-name="P14"><text:s text:c="8"/>with:</text:p>
      <text:p text:style-name="P14"><text:s text:c="10"/>ssh-private-key: ${{ secrets.EC2_SSH_PRIVATE_KEY }}</text:p>
      <text:p text:style-name="P14"/>
      <text:p text:style-name="P14"><text:s text:c="6"/>- name: Deploy to Production</text:p>
      <text:p text:style-name="P14"><text:s text:c="8"/>run: |</text:p>
      <text:p text:style-name="P14"><text:s text:c="10"/>ssh -o StrictHostKeyChecking=no -i private_key -p 2221 ubuntu@xxxxxxx </text:p>
      <text:p text:style-name="P14"><text:s text:c="12"/>docker-compose down</text:p>
      <text:p text:style-name="P14"><text:s text:c="12"/>docker-compose up -d</text:p>
      <text:p text:style-name="P14"><text:s text:c="10"/>'</text:p>
      <text:p text:style-name="P14"/>
      <text:p text:style-name="P14"><text:s text:c="2"/>rollback:</text:p>
      <text:p text:style-name="P14"><text:s text:c="4"/>name: Rollback on Failure</text:p>
      <text:p text:style-name="P14"><text:s text:c="4"/>runs-on: ubuntu-latest</text:p>
      <text:p text:style-name="P14"><text:s text:c="4"/>if: failure()</text:p>
      <text:p text:style-name="P14"><text:s text:c="4"/>steps:</text:p>
      <text:p text:style-name="P14"><text:s text:c="6"/>- name: Checkout previous stable version</text:p>
      <text:p text:style-name="P14"><text:s text:c="8"/>uses: actions/checkout@v2</text:p>
      <text:p text:style-name="P14"/>
      <text:p text:style-name="P14"><text:s text:c="6"/>- name: Start SSH agent and add key</text:p>
      <text:p text:style-name="P14"><text:s text:c="8"/>uses: webfactory/ssh-agent@v0.5.3</text:p>
      <text:p text:style-name="P14"><text:s text:c="8"/>with:</text:p>
      <text:p text:style-name="P14"><text:s text:c="10"/>ssh-private-key: ${{ secrets.EC2_SSH_PRIVATE_KEY }}</text:p>
      <text:p text:style-name="P14"/>
      <text:p text:style-name="P14"><text:soft-page-break/><text:s text:c="6"/>- name: Rollback Deployment</text:p>
      <text:p text:style-name="P14"><text:s text:c="8"/>run: |</text:p>
      <text:p text:style-name="P14"><text:s text:c="10"/>ssh -o StrictHostKeyChecking=no -i private_key -p 2221 ubuntu@xxxxxxx '</text:p>
      <text:p text:style-name="P14"><text:s text:c="12"/>docker-compose down</text:p>
      <text:p text:style-name="P14"><text:s text:c="12"/>docker-compose up -d previous-stable-version</text:p>
      <text:p text:style-name="P14"><text:s text:c="10"/>'</text:p>
      <text:p text:style-name="P14">********************************************************************************</text:p>
      <text:p text:style-name="P16">3. Configuration Management</text:p>
      <text:p text:style-name="P16"/>
      <text:h text:style-name="P3" text:outline-level="3">1. <text:span text:style-name="Strong_20_Emphasis">Install necessary software packages on EC2 instances</text:span></text:h>
      <text:p text:style-name="Text_20_body">Create a playbook that installs required software on your EC2 instances, ensuring idempotency (Ansible only installs packages that aren’t already installed).</text:p>
      <text:p text:style-name="P16">---</text:p>
      <text:p text:style-name="P16">- <text:span text:style-name="T2">name: Install necessary software on EC2 instances</text:span></text:p>
      <text:p text:style-name="P20"><text:s text:c="2"/>hosts: webservers</text:p>
      <text:p text:style-name="P20"><text:s text:c="2"/>become: yes</text:p>
      <text:p text:style-name="P20"/>
      <text:p text:style-name="P20"><text:s text:c="2"/>tasks:</text:p>
      <text:p text:style-name="P20"><text:s text:c="4"/>- name: Ensure Python is installed</text:p>
      <text:p text:style-name="P20"><text:s text:c="6"/>apt:</text:p>
      <text:p text:style-name="P20"><text:s text:c="8"/>name: python3</text:p>
      <text:p text:style-name="P20"><text:s text:c="8"/>state: present</text:p>
      <text:p text:style-name="P20"><text:s text:c="6"/>when: ansible_os_family == "Debian"</text:p>
      <text:p text:style-name="P20"/>
      <text:p text:style-name="P20"><text:s text:c="4"/>- name: Ensure required packages are installed</text:p>
      <text:p text:style-name="P20"><text:s text:c="6"/>apt:</text:p>
      <text:p text:style-name="P20"><text:s text:c="8"/>name:</text:p>
      <text:p text:style-name="P20"><text:s text:c="10"/>- nginx</text:p>
      <text:p text:style-name="P20"><text:s text:c="10"/>- git</text:p>
      <text:p text:style-name="P20"><text:s text:c="10"/>- python3-pip</text:p>
      <text:p text:style-name="P20"><text:s text:c="8"/>state: present</text:p>
      <text:p text:style-name="P20"><text:s text:c="6"/>when: ansible_os_family == "Debian"</text:p>
      <text:p text:style-name="P20"/>
      <text:p text:style-name="P20"><text:s text:c="4"/>- name: Ensure Docker is installed</text:p>
      <text:p text:style-name="P20"><text:s text:c="6"/>apt:</text:p>
      <text:p text:style-name="P20"><text:s text:c="8"/>name: docker.io</text:p>
      <text:p text:style-name="P20"><text:s text:c="8"/>state: present</text:p>
      <text:p text:style-name="P20"/>
      <text:p text:style-name="P20"><text:s text:c="4"/>- name: Ensure Docker is started and enabled</text:p>
      <text:p text:style-name="P20"><text:s text:c="6"/>service:</text:p>
      <text:p text:style-name="P20"><text:s text:c="8"/>name: docker</text:p>
      <text:p text:style-name="P20"><text:s text:c="8"/>state: started</text:p>
      <text:p text:style-name="P20"><text:s text:c="8"/>enabled: yes</text:p>
      <text:p text:style-name="Standard"/>
      <text:h text:style-name="Heading_20_3" text:outline-level="3"><text:soft-page-break/>2. <text:span text:style-name="Strong_20_Emphasis">Configure the application to connect to the RDS instance</text:span></text:h>
      <text:p text:style-name="Text_20_body">In this section, we’ll configure the application to connect to the RDS database. You'll need to supply the database configuration details (like host, username, and password) via environment variables or a configuration file.</text:p>
      <text:p text:style-name="Standard">---</text:p>
      <text:p text:style-name="Standard">- name: Configure the application to connect to the RDS instance</text:p>
      <text:p text:style-name="Standard"><text:s text:c="2"/>hosts: webservers</text:p>
      <text:p text:style-name="Standard"><text:s text:c="2"/>become: yes</text:p>
      <text:p text:style-name="Standard"/>
      <text:p text:style-name="Standard"><text:s text:c="2"/>vars:</text:p>
      <text:p text:style-name="Standard"><text:s text:c="4"/>db_host: "{{ rds_instance_endpoint }}"</text:p>
      <text:p text:style-name="Standard"><text:s text:c="4"/>db_user: "your_db_user"</text:p>
      <text:p text:style-name="Standard"><text:s text:c="4"/>db_password: "{{ lookup('env', 'DB_PASSWORD') }}"</text:p>
      <text:p text:style-name="Standard"><text:s text:c="4"/>db_name: "your_db_name"</text:p>
      <text:p text:style-name="Standard"/>
      <text:p text:style-name="Standard"><text:s text:c="2"/>tasks:</text:p>
      <text:p text:style-name="Standard"><text:s text:c="4"/>- name: Copy application configuration file</text:p>
      <text:p text:style-name="Standard"><text:s text:c="6"/>template:</text:p>
      <text:p text:style-name="Standard"><text:s text:c="8"/>src: templates/app_config.j2</text:p>
      <text:p text:style-name="Standard"><text:s text:c="8"/>dest: /etc/myapp/config.ini</text:p>
      <text:p text:style-name="Standard"><text:s text:c="8"/>mode: '0644'</text:p>
      <text:p text:style-name="Standard"/>
      <text:p text:style-name="Standard"><text:s text:c="4"/>- name: Configure environment variables for database connection</text:p>
      <text:p text:style-name="Standard"><text:s text:c="6"/>lineinfile:</text:p>
      <text:p text:style-name="Standard"><text:s text:c="8"/>path: /etc/environment</text:p>
      <text:p text:style-name="Standard"><text:s text:c="8"/>line: "DB_HOST={{ db_host }} DB_USER={{ db_user }} DB_PASSWORD={{ db_password }} DB_NAME={{ db_name }}"</text:p>
      <text:p text:style-name="Standard"><text:s text:c="8"/>create: yes</text:p>
      <text:p text:style-name="Standard"/>
      <text:p text:style-name="Standard"><text:s text:c="4"/>- name: Ensure the application service is restarted</text:p>
      <text:p text:style-name="Standard"><text:s text:c="6"/>service:</text:p>
      <text:p text:style-name="Standard"><text:s text:c="8"/>name: myapp</text:p>
      <text:p text:style-name="Standard"><text:s text:c="8"/>state: restarted</text:p>
      <text:p text:style-name="Standard"/>
      <text:h text:style-name="Heading_20_4" text:outline-level="4">Template: <text:span text:style-name="Source_20_Text">templates/app_config.j2</text:span></text:h>
      <text:p text:style-name="Text_20_body">This is a template configuration file for your application:</text:p>
      <text:p text:style-name="Standard">[database]</text:p>
      <text:p text:style-name="Standard">host={{ db_host }}</text:p>
      <text:p text:style-name="Standard">user={{ db_user }}</text:p>
      <text:p text:style-name="Standard">password={{ db_password }}</text:p>
      <text:p text:style-name="Standard">name={{ db_name }}</text:p>
      <text:p text:style-name="Standard"/>
      <text:h text:style-name="Heading_20_3" text:outline-level="3">3. <text:span text:style-name="Strong_20_Emphasis">Manage environment-specific configurations</text:span></text:h>
      <text:p text:style-name="Text_20_body">You can manage environment-specific configurations by setting different values for variables in separate inventory files for each environment, like <text:span text:style-name="Source_20_Text">staging</text:span> and <text:span text:style-name="Source_20_Text">production</text:span>.</text:p>
      <text:h text:style-name="Heading_20_4" text:outline-level="4"><text:soft-page-break/>Inventory for staging (<text:span text:style-name="Source_20_Text">inventory/staging</text:span>):</text:h>
      <text:p text:style-name="Standard"/>
      <text:p text:style-name="Standard">[webservers]</text:p>
      <text:p text:style-name="Standard">staging-webserver-1 ansible_host=staging-webserver-ip</text:p>
      <text:p text:style-name="Standard"/>
      <text:p text:style-name="Standard">[rds]</text:p>
      <text:p text:style-name="Standard">staging-rds-instance ansible_host=staging-rds-endpoint</text:p>
      <text:p text:style-name="Standard"/>
      <text:p text:style-name="Standard"><text:span text:style-name="T2">Inventory for production (</text:span><text:span text:style-name="Source_20_Text"><text:span text:style-name="T2">inventory/production</text:span></text:span><text:span text:style-name="T2">):</text:span></text:p>
      <text:p text:style-name="P20"/>
      <text:p text:style-name="P20">[webservers]</text:p>
      <text:p text:style-name="P20">production-webserver-1 ansible_host=production-webserver-ip</text:p>
      <text:p text:style-name="P20"/>
      <text:p text:style-name="P20">[rds]</text:p>
      <text:p text:style-name="P20">production-rds-instance ansible_host=production-rds-endpoint</text:p>
      <text:p text:style-name="Standard"><text:span text:style-name="T5"/></text:p>
      <text:p text:style-name="P16">In the playbook, environment-specific variables can be passed using inventory and variable files:</text:p>
      <text:p text:style-name="P16"/>
      <text:p text:style-name="P20">ansible-playbook -i inventory/staging playbooks/configure_application.yml</text:p>
      <text:p text:style-name="Standard"/>
      <text:p text:style-name="P16">*****************************************************************</text:p>
      <text:p text:style-name="P16">4. Monitoring and Logging</text:p>
      <text:p text:style-name="Standard"/>
      <text:p text:style-name="P15">Answer:</text:p>
      <text:p text:style-name="P15"/>
      <text:p text:style-name="P18">Example using Cloud watch</text:p>
      <text:p text:style-name="P18"/>
      <text:h text:style-name="P4" text:outline-level="4"><text:span text:style-name="Strong_20_Emphasis">Install CloudWatch Agent</text:span></text:h>
      <text:p text:style-name="Preformatted_20_Text"/>
      <text:p text:style-name="P6"><text:span text:style-name="Source_20_Text">sudo apt update</text:span></text:p>
      <text:p text:style-name="P7"><text:span text:style-name="Source_20_Text">sudo apt install amazon-cloudwatch-agent</text:span></text:p>
      <text:h text:style-name="Heading_20_4" text:outline-level="4"><text:span text:style-name="Strong_20_Emphasis">Configure CloudWatch Agent</text:span></text:h>
      <text:p text:style-name="Text_20_body">Create a configuration file for CloudWatch to monitor CPU, memory, and disk usage:</text:p>
      <text:p text:style-name="Preformatted_20_Text"/>
      <text:p text:style-name="P7"><text:span text:style-name="Source_20_Text">sudo nano /opt/aws/amazon-cloudwatch-agent/etc/amazon-cloudwatch-agent.json</text:span></text:p>
      <text:p text:style-name="Text_20_body"><text:span text:style-name="T1">Here is an </text:span>xample configuration for the <text:span text:style-name="Source_20_Text">amazon-cloudwatch-agent.json</text:span> file:</text:p>
      <text:p text:style-name="Preformatted_20_Text"/>
      <text:p text:style-name="P6"><text:span text:style-name="Source_20_Text">{</text:span></text:p>
      <text:p text:style-name="P6"><text:span text:style-name="Source_20_Text"><text:s text:c="2"/>"metrics": {</text:span></text:p>
      <text:p text:style-name="P6"><text:span text:style-name="Source_20_Text"><text:s text:c="4"/>"append_dimensions": {</text:span></text:p>
      <text:p text:style-name="P6"><text:span text:style-name="Source_20_Text"><text:s text:c="6"/>"InstanceId": "${aws:InstanceId}"</text:span></text:p>
      <text:p text:style-name="P6"><text:span text:style-name="Source_20_Text"><text:s text:c="4"/>},</text:span></text:p>
      <text:p text:style-name="P6"><text:span text:style-name="Source_20_Text"><text:s text:c="4"/>"metrics_collected": {</text:span></text:p>
      <text:p text:style-name="P6"><text:span text:style-name="Source_20_Text"><text:s text:c="6"/>"cpu": {</text:span></text:p>
      <text:p text:style-name="P6"><text:span text:style-name="Source_20_Text"><text:s text:c="8"/>"measurement": [</text:span></text:p>
      <text:p text:style-name="P6"><text:span text:style-name="Source_20_Text"><text:s text:c="10"/>"cpu_usage_idle",</text:span></text:p>
      <text:p text:style-name="P6"><text:span text:style-name="Source_20_Text"><text:s text:c="10"/>"cpu_usage_iowait"</text:span></text:p>
      <text:p text:style-name="P6"><text:span text:style-name="Source_20_Text"><text:s text:c="8"/>],</text:span></text:p>
      <text:p text:style-name="P6"><text:span text:style-name="Source_20_Text"><text:s text:c="8"/>"metrics_collection_interval": 60</text:span></text:p>
      <text:p text:style-name="P6"><text:soft-page-break/><text:span text:style-name="Source_20_Text"><text:s text:c="6"/>},</text:span></text:p>
      <text:p text:style-name="P6"><text:span text:style-name="Source_20_Text"><text:s text:c="6"/>"mem": {</text:span></text:p>
      <text:p text:style-name="P6"><text:span text:style-name="Source_20_Text"><text:s text:c="8"/>"measurement": [</text:span></text:p>
      <text:p text:style-name="P6"><text:span text:style-name="Source_20_Text"><text:s text:c="10"/>"mem_used_percent"</text:span></text:p>
      <text:p text:style-name="P6"><text:span text:style-name="Source_20_Text"><text:s text:c="8"/>],</text:span></text:p>
      <text:p text:style-name="P6"><text:span text:style-name="Source_20_Text"><text:s text:c="8"/>"metrics_collection_interval": 60</text:span></text:p>
      <text:p text:style-name="P6"><text:span text:style-name="Source_20_Text"><text:s text:c="6"/>},</text:span></text:p>
      <text:p text:style-name="P6"><text:span text:style-name="Source_20_Text"><text:s text:c="6"/>"disk": {</text:span></text:p>
      <text:p text:style-name="P6"><text:span text:style-name="Source_20_Text"><text:s text:c="8"/>"measurement": [</text:span></text:p>
      <text:p text:style-name="P6"><text:span text:style-name="Source_20_Text"><text:s text:c="10"/>"disk_used_percent"</text:span></text:p>
      <text:p text:style-name="P6"><text:span text:style-name="Source_20_Text"><text:s text:c="8"/>],</text:span></text:p>
      <text:p text:style-name="P6"><text:span text:style-name="Source_20_Text"><text:s text:c="8"/>"metrics_collection_interval": 60</text:span></text:p>
      <text:p text:style-name="P6"><text:span text:style-name="Source_20_Text"><text:s text:c="6"/>}</text:span></text:p>
      <text:p text:style-name="P6"><text:span text:style-name="Source_20_Text"><text:s text:c="4"/>}</text:span></text:p>
      <text:p text:style-name="P6"><text:span text:style-name="Source_20_Text"><text:s text:c="2"/>}</text:span></text:p>
      <text:p text:style-name="P7"><text:span text:style-name="Source_20_Text">}</text:span></text:p>
      <text:h text:style-name="Heading_20_4" text:outline-level="4"><text:span text:style-name="Strong_20_Emphasis">Start the CloudWatch Agent</text:span></text:h>
      <text:p text:style-name="Preformatted_20_Text"/>
      <text:p text:style-name="P6"><text:span text:style-name="Source_20_Text">sudo /opt/aws/amazon-cloudwatch-agent/bin/amazon-cloudwatch-agent-ctl \</text:span></text:p>
      <text:p text:style-name="P6"><text:span text:style-name="Source_20_Text">-a start \</text:span></text:p>
      <text:p text:style-name="P6"><text:span text:style-name="Source_20_Text">-c file:/opt/aws/amazon-cloudwatch-agent/etc/amazon-cloudwatch-agent.json \</text:span></text:p>
      <text:p text:style-name="P7"><text:span text:style-name="Source_20_Text">-s</text:span></text:p>
      <text:h text:style-name="Heading_20_4" text:outline-level="4"><text:span text:style-name="Strong_20_Emphasis">View CloudWatch Metrics and Set Up Alarms</text:span></text:h>
      <text:p text:style-name="P24"><text:span text:style-name="Strong_20_Emphasis"><text:span text:style-name="T3">We will follow these steps</text:span></text:span></text:p>
      <text:list xml:id="list3586862322" text:style-name="L1">
        <text:list-item>
          <text:p text:style-name="P23">Go to the <text:span text:style-name="Strong_20_Emphasis">AWS CloudWatch Console</text:span>.</text:p>
        </text:list-item>
        <text:list-item>
          <text:p text:style-name="P22">Create <text:span text:style-name="Strong_20_Emphasis">dashboards</text:span> and <text:span text:style-name="Strong_20_Emphasis">alarms</text:span> for metrics (e.g., CPU utilization &gt; 80%).</text:p>
        </text:list-item>
      </text:list>
      <text:p text:style-name="Horizontal_20_Line"/>
      <text:h text:style-name="Heading_20_3" text:outline-level="3"><text:span text:style-name="Strong_20_Emphasis">2. ELK Stack (Elasticsearch, Logstash, Kibana) Setup on Ubuntu</text:span></text:h>
      <text:h text:style-name="Heading_20_4" text:outline-level="4"><text:span text:style-name="Strong_20_Emphasis">Step 1: Install Java (required for Elasticsearch and Logstash)</text:span></text:h>
      <text:p text:style-name="P8">We will follow below steps to set up ELK</text:p>
      <text:p text:style-name="P8"/>
      <text:p text:style-name="P6"><text:span text:style-name="Source_20_Text">sudo apt update</text:span></text:p>
      <text:p text:style-name="P6"><text:span text:style-name="Source_20_Text">sudo apt install openjdk-11-jdk -y</text:span></text:p>
      <text:p text:style-name="P7"><text:span text:style-name="Source_20_Text">java -version</text:span></text:p>
      <text:h text:style-name="Heading_20_4" text:outline-level="4"><text:span text:style-name="Strong_20_Emphasis">Step 2: Install Elasticsearch</text:span></text:h>
      <text:p text:style-name="Preformatted_20_Text"/>
      <text:p text:style-name="P6"><text:span text:style-name="Source_20_Text">wget -qO - https://artifacts.elastic.co/GPG-KEY-elasticsearch | sudo apt-key add -</text:span></text:p>
      <text:p text:style-name="P6"><text:span text:style-name="Source_20_Text">sudo apt install apt-transport-https</text:span></text:p>
      <text:p text:style-name="P6"><text:span text:style-name="Source_20_Text">echo "deb https://artifacts.elastic.co/packages/7.x/apt stable main" | sudo tee -a /etc/apt/sources.list.d/elastic-7.x.list</text:span></text:p>
      <text:p text:style-name="P6"><text:span text:style-name="Source_20_Text"/></text:p>
      <text:p text:style-name="P6"><text:span text:style-name="Source_20_Text">sudo apt update</text:span></text:p>
      <text:p text:style-name="P7"><text:span text:style-name="Source_20_Text">sudo apt install elasticsearch</text:span></text:p>
      <text:p text:style-name="Text_20_body">Configure Elasticsearch to start automatically on boot:</text:p>
      <text:p text:style-name="Preformatted_20_Text"/>
      <text:p text:style-name="P6"><text:span text:style-name="Source_20_Text">sudo systemctl enable elasticsearch.service</text:span></text:p>
      <text:p text:style-name="P7"><text:span text:style-name="Source_20_Text">sudo systemctl start elasticsearch.service</text:span></text:p>
      <text:h text:style-name="Heading_20_4" text:outline-level="4"><text:soft-page-break/><text:span text:style-name="Strong_20_Emphasis">Step 3: Install Logstash</text:span></text:h>
      <text:p text:style-name="Preformatted_20_Text"/>
      <text:p text:style-name="P7"><text:span text:style-name="Source_20_Text">sudo apt install logstash</text:span></text:p>
      <text:p text:style-name="Text_20_body">Example configuration for <text:span text:style-name="Strong_20_Emphasis">Logstash</text:span> (<text:span text:style-name="Source_20_Text">/etc/logstash/conf.d/logstash.conf</text:span>):</text:p>
      <text:p text:style-name="Preformatted_20_Text"/>
      <text:p text:style-name="P7"><text:span text:style-name="Source_20_Text">sudo nano /etc/logstash/conf.d/logstash.conf</text:span></text:p>
      <text:p text:style-name="Text_20_body">Add the following:</text:p>
      <text:p text:style-name="Preformatted_20_Text"/>
      <text:p text:style-name="P6"><text:span text:style-name="Source_20_Text">input {</text:span></text:p>
      <text:p text:style-name="P6"><text:span text:style-name="Source_20_Text"><text:s text:c="2"/>file {</text:span></text:p>
      <text:p text:style-name="P6"><text:span text:style-name="Source_20_Text"><text:s text:c="4"/>path =&gt; "/var/log/app/*.log"</text:span></text:p>
      <text:p text:style-name="P6"><text:span text:style-name="Source_20_Text"><text:s text:c="4"/>start_position =&gt; "beginning"</text:span></text:p>
      <text:p text:style-name="P6"><text:span text:style-name="Source_20_Text"><text:s text:c="2"/>}</text:span></text:p>
      <text:p text:style-name="P6"><text:span text:style-name="Source_20_Text">}</text:span></text:p>
      <text:p text:style-name="P6"/>
      <text:p text:style-name="P6"><text:span text:style-name="Source_20_Text">filter {</text:span></text:p>
      <text:p text:style-name="P6"><text:span text:style-name="Source_20_Text"><text:s text:c="2"/>grok {</text:span></text:p>
      <text:p text:style-name="P6"><text:span text:style-name="Source_20_Text"><text:s text:c="4"/>match =&gt; { "message" =&gt; "%{COMBINEDAPACHELOG}" }</text:span></text:p>
      <text:p text:style-name="P6"><text:span text:style-name="Source_20_Text"><text:s text:c="2"/>}</text:span></text:p>
      <text:p text:style-name="P6"><text:span text:style-name="Source_20_Text">}</text:span></text:p>
      <text:p text:style-name="P6"/>
      <text:p text:style-name="P6"><text:span text:style-name="Source_20_Text">output {</text:span></text:p>
      <text:p text:style-name="P6"><text:span text:style-name="Source_20_Text"><text:s text:c="2"/>elasticsearch {</text:span></text:p>
      <text:p text:style-name="P6"><text:span text:style-name="Source_20_Text"><text:s text:c="4"/>hosts =&gt; ["http://localhost:9200"]</text:span></text:p>
      <text:p text:style-name="P6"><text:span text:style-name="Source_20_Text"><text:s text:c="4"/>index =&gt; "app-logs-%{+YYYY.MM.dd}"</text:span></text:p>
      <text:p text:style-name="P6"><text:span text:style-name="Source_20_Text"><text:s text:c="2"/>}</text:span></text:p>
      <text:p text:style-name="P7"><text:span text:style-name="Source_20_Text">}</text:span></text:p>
      <text:p text:style-name="Text_20_body">Start Logstash:</text:p>
      <text:p text:style-name="Preformatted_20_Text"/>
      <text:p text:style-name="P6"><text:span text:style-name="Source_20_Text">sudo systemctl start logstash</text:span></text:p>
      <text:p text:style-name="P7"><text:span text:style-name="Source_20_Text">sudo systemctl enable logstash</text:span></text:p>
      <text:h text:style-name="Heading_20_4" text:outline-level="4"><text:span text:style-name="Strong_20_Emphasis">Step 4: Install Kibana</text:span></text:h>
      <text:p text:style-name="Preformatted_20_Text"/>
      <text:p text:style-name="P7"><text:span text:style-name="Source_20_Text">sudo apt install kibana</text:span></text:p>
      <text:p text:style-name="Text_20_body">Configure Kibana to start automatically and run it:</text:p>
      <text:p text:style-name="Preformatted_20_Text"/>
      <text:p text:style-name="P6"><text:span text:style-name="Source_20_Text">sudo systemctl enable kibana</text:span></text:p>
      <text:p text:style-name="P7"><text:span text:style-name="Source_20_Text">sudo systemctl start kibana</text:span></text:p>
      <text:p text:style-name="Text_20_body">Access Kibana on <text:span text:style-name="Source_20_Text">http://&lt;your-server-ip&gt;:5601</text:span>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4:27:35.074977339</meta:creation-date>
    <meta:generator>LibreOffice/7.3.7.2$Linux_X86_64 LibreOffice_project/30$Build-2</meta:generator>
    <dc:date>2024-09-19T19:47:55.469122096</dc:date>
    <meta:editing-duration>PT32M6S</meta:editing-duration>
    <meta:editing-cycles>7</meta:editing-cycles>
    <meta:document-statistic meta:table-count="0" meta:image-count="0" meta:object-count="0" meta:page-count="14" meta:paragraph-count="448" meta:word-count="1513" meta:character-count="13136" meta:non-whitespace-character-count="10432"/>
  </office:meta>
</office:document-meta>
</file>